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148" officeooo:paragraph-rsid="001df148"/>
    </style:style>
    <style:style style:name="P2" style:family="paragraph" style:parent-style-name="Standard">
      <style:text-properties officeooo:rsid="001e51f6" officeooo:paragraph-rsid="001e51f6"/>
    </style:style>
    <style:style style:name="P3" style:family="paragraph" style:parent-style-name="Standard">
      <style:text-properties officeooo:rsid="0020f965" officeooo:paragraph-rsid="0020f965"/>
    </style:style>
    <style:style style:name="P4" style:family="paragraph" style:parent-style-name="Standard">
      <style:text-properties officeooo:rsid="0021ae57" officeooo:paragraph-rsid="0021ae57"/>
    </style:style>
    <style:style style:name="P5" style:family="paragraph" style:parent-style-name="Standard">
      <style:text-properties officeooo:rsid="00223f8c" officeooo:paragraph-rsid="00223f8c"/>
    </style:style>
    <style:style style:name="P6" style:family="paragraph" style:parent-style-name="Standard">
      <style:text-properties officeooo:rsid="00238fcb" officeooo:paragraph-rsid="00238fcb"/>
    </style:style>
    <style:style style:name="P7" style:family="paragraph" style:parent-style-name="Standard">
      <style:text-properties officeooo:rsid="00257f31" officeooo:paragraph-rsid="00257f31"/>
    </style:style>
    <style:style style:name="P8" style:family="paragraph" style:parent-style-name="Standard">
      <style:text-properties officeooo:rsid="00264b27" officeooo:paragraph-rsid="00264b27"/>
    </style:style>
    <style:style style:name="P9" style:family="paragraph" style:parent-style-name="Standard">
      <style:text-properties officeooo:rsid="00276683" officeooo:paragraph-rsid="00276683"/>
    </style:style>
    <style:style style:name="P10" style:family="paragraph" style:parent-style-name="Standard">
      <style:text-properties style:font-name="sans-serif" fo:font-size="14.25pt"/>
    </style:style>
    <style:style style:name="P11" style:family="paragraph" style:parent-style-name="Standard">
      <style:text-properties officeooo:rsid="0029b7b6" officeooo:paragraph-rsid="0029b7b6"/>
    </style:style>
    <style:style style:name="P12" style:family="paragraph" style:parent-style-name="Standard">
      <style:text-properties officeooo:rsid="002b27b5" officeooo:paragraph-rsid="002b27b5"/>
    </style:style>
    <style:style style:name="P13" style:family="paragraph" style:parent-style-name="Standard">
      <style:text-properties officeooo:rsid="002bce9f" officeooo:paragraph-rsid="002bce9f"/>
    </style:style>
    <style:style style:name="P14" style:family="paragraph" style:parent-style-name="Standard">
      <style:text-properties officeooo:rsid="002d3967" officeooo:paragraph-rsid="002d3967"/>
    </style:style>
    <style:style style:name="P15" style:family="paragraph" style:parent-style-name="Standard">
      <style:text-properties officeooo:rsid="002ea641" officeooo:paragraph-rsid="002ea641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1e5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1) Create a Database called student</text:p>
      <text:p text:style-name="Standard"/>
      <text:p text:style-name="P1">&gt; use student</text:p>
      <text:p text:style-name="P1">switched to db student</text:p>
      <text:p text:style-name="P1">&gt; </text:p>
      <text:p text:style-name="P1"/>
      <text:p text:style-name="Standard"><text:span text:style-name="T1">2) Create a collection calle</text:span><text:span text:style-name="T2">d </text:span><text:span text:style-name="T1">studentmark</text:span></text:p>
      <text:p text:style-name="P2">&gt; db.studentmarks</text:p>
      <text:p text:style-name="P2">student.studentmarks</text:p>
      <text:p text:style-name="P2"/>
      <text:p text:style-name="P2">3) Create the documents listed in above table.</text:p>
      <text:p text:style-name="P2"/>
      <text:p text:style-name="P3">&gt; db.studentmarks.insert({name:"mala",maths_marks:45,english_marks:53,science_marks:75})</text:p>
      <text:p text:style-name="P3">WriteResult({ "nInserted" : 1 })</text:p>
      <text:p text:style-name="P3">&gt; db.studentmarks.insert({name:"kala",maths_marks:32,english_marks:46,science_marks:53})</text:p>
      <text:p text:style-name="P3">WriteResult({ "nInserted" : 1 })</text:p>
      <text:p text:style-name="P3">&gt; db.studentmarks.insert({name:"vanu",maths_marks:80,english_marks:75,science_marks:85})</text:p>
      <text:p text:style-name="P3">WriteResult({ "nInserted" : 1 })</text:p>
      <text:p text:style-name="P3">&gt; db.studentmarks.insert({name:"aruli",maths_marks:78,english_marks:85,science_marks:80})</text:p>
      <text:p text:style-name="P3">WriteResult({ "nInserted" : 1 })</text:p>
      <text:p text:style-name="P3">&gt; db.studentmarks.insert({name:"sayu",maths_marks:80,english_marks:76,science_marks:65})</text:p>
      <text:p text:style-name="P3">WriteResult({ "nInserted" : 1 })</text:p>
      <text:p text:style-name="P3">&gt; db.studentmarks.insert({name:"kumaran",maths_marks:32,english_marks:73,science_marks:84})</text:p>
      <text:p text:style-name="P3">WriteResult({ "nInserted" : 1 })</text:p>
      <text:p text:style-name="P3">&gt; db.studentmarks.insert({name:"lucky",maths_marks:66,english_marks:90,science_marks:45})</text:p>
      <text:p text:style-name="P3">WriteResult({ "nInserted" : 1 })</text:p>
      <text:p text:style-name="P3">&gt; db.studentmarks.insert({name:"gva",maths_marks:71,english_marks:75,science_marks:56})</text:p>
      <text:p text:style-name="P3">WriteResult({ "nInserted" : 1 })</text:p>
      <text:p text:style-name="P3">&gt; db.studentmarks.insert({name:"Raam",maths_marks:41,english_marks:65,science_marks:88})</text:p>
      <text:p text:style-name="P3">WriteResult({ "nInserted" : 1 })</text:p>
      <text:p text:style-name="P3"/>
      <text:p text:style-name="P3">&gt; db.studentmarks.find().pretty()</text:p>
      <text:p text:style-name="P3">{</text:p>
      <text:p text:style-name="P3"><text:tab/>"_id" : ObjectId("5925549ba1ccbf72260741b4"),</text:p>
      <text:p text:style-name="P3"><text:tab/>"name" : "mala",</text:p>
      <text:p text:style-name="P3"><text:tab/>"maths_marks" : 45,</text:p>
      <text:p text:style-name="P3"><text:tab/>"english_marks" : 53,</text:p>
      <text:p text:style-name="P3"><text:tab/>"science_marks" : 75</text:p>
      <text:p text:style-name="P3">}</text:p>
      <text:p text:style-name="P3">{</text:p>
      <text:p text:style-name="P3"><text:tab/>"_id" : ObjectId("592554dba1ccbf72260741b5"),</text:p>
      <text:p text:style-name="P3"><text:tab/>"name" : "kala",</text:p>
      <text:p text:style-name="P3"><text:tab/>"maths_marks" : 32,</text:p>
      <text:p text:style-name="P3"><text:tab/>"english_marks" : 46,</text:p>
      <text:p text:style-name="P3"><text:tab/>"science_marks" : 53</text:p>
      <text:p text:style-name="P3">}</text:p>
      <text:p text:style-name="P3">{</text:p>
      <text:p text:style-name="P3"><text:tab/>"_id" : ObjectId("5925554da1ccbf72260741b6"),</text:p>
      <text:p text:style-name="P3"><text:tab/>"name" : "vanu",</text:p>
      <text:p text:style-name="P3"><text:tab/>"maths_marks" : 80,</text:p>
      <text:p text:style-name="P3"><text:tab/>"english_marks" : 75,</text:p>
      <text:p text:style-name="P3"><text:soft-page-break/><text:tab/>"science_marks" : 85</text:p>
      <text:p text:style-name="P3">}</text:p>
      <text:p text:style-name="P3">{</text:p>
      <text:p text:style-name="P3"><text:tab/>"_id" : ObjectId("59255567a1ccbf72260741b7"),</text:p>
      <text:p text:style-name="P3"><text:tab/>"name" : "aruli",</text:p>
      <text:p text:style-name="P3"><text:tab/>"maths_marks" : 78,</text:p>
      <text:p text:style-name="P3"><text:tab/>"english_marks" : 85,</text:p>
      <text:p text:style-name="P3"><text:tab/>"science_marks" : 80</text:p>
      <text:p text:style-name="P3">}</text:p>
      <text:p text:style-name="P3">{</text:p>
      <text:p text:style-name="P3"><text:tab/>"_id" : ObjectId("59255585a1ccbf72260741b8"),</text:p>
      <text:p text:style-name="P3"><text:tab/>"name" : "sayu",</text:p>
      <text:p text:style-name="P3"><text:tab/>"maths_marks" : 80,</text:p>
      <text:p text:style-name="P3"><text:tab/>"english_marks" : 76,</text:p>
      <text:p text:style-name="P3"><text:tab/>"science_marks" : 65</text:p>
      <text:p text:style-name="P3">}</text:p>
      <text:p text:style-name="P3">{</text:p>
      <text:p text:style-name="P3"><text:tab/>"_id" : ObjectId("592555a3a1ccbf72260741b9"),</text:p>
      <text:p text:style-name="P3"><text:tab/>"name" : "kumaran",</text:p>
      <text:p text:style-name="P3"><text:tab/>"maths_marks" : 32,</text:p>
      <text:p text:style-name="P3"><text:tab/>"english_marks" : 73,</text:p>
      <text:p text:style-name="P3"><text:tab/>"science_marks" : 84</text:p>
      <text:p text:style-name="P3">}</text:p>
      <text:p text:style-name="P3">{</text:p>
      <text:p text:style-name="P3"><text:tab/>"_id" : ObjectId("592555caa1ccbf72260741ba"),</text:p>
      <text:p text:style-name="P3"><text:tab/>"name" : "lucky",</text:p>
      <text:p text:style-name="P3"><text:tab/>"maths_marks" : 66,</text:p>
      <text:p text:style-name="P3"><text:tab/>"english_marks" : 90,</text:p>
      <text:p text:style-name="P3"><text:tab/>"science_marks" : 45</text:p>
      <text:p text:style-name="P3">}</text:p>
      <text:p text:style-name="P3">{</text:p>
      <text:p text:style-name="P3"><text:tab/>"_id" : ObjectId("592555eca1ccbf72260741bb"),</text:p>
      <text:p text:style-name="P3"><text:tab/>"name" : "gva",</text:p>
      <text:p text:style-name="P3"><text:tab/>"maths_marks" : 71,</text:p>
      <text:p text:style-name="P3"><text:tab/>"english_marks" : 75,</text:p>
      <text:p text:style-name="P3"><text:tab/>"science_marks" : 56</text:p>
      <text:p text:style-name="P3">}</text:p>
      <text:p text:style-name="P3">{</text:p>
      <text:p text:style-name="P3"><text:tab/>"_id" : ObjectId("5925560da1ccbf72260741bc"),</text:p>
      <text:p text:style-name="P3"><text:tab/>"name" : "Raam",</text:p>
      <text:p text:style-name="P3"><text:tab/>"maths_marks" : 41,</text:p>
      <text:p text:style-name="P3"><text:tab/>"english_marks" : 65,</text:p>
      <text:p text:style-name="P3"><text:tab/>"science_marks" : 88</text:p>
      <text:p text:style-name="P3">}</text:p>
      <text:p text:style-name="P3">&gt; </text:p>
      <text:p text:style-name="P3"/>
      <text:p text:style-name="P3"/>
      <text:p text:style-name="P3">) Increase the maths marks of Mala by 6 marks</text:p>
      <text:p text:style-name="P3"/>
      <text:p text:style-name="P4">&gt; db.studentmarks.update({"name":"mala"},{$set:{"maths_marks":"51"}})</text:p>
      <text:p text:style-name="P4">WriteResult({ "nMatched" : 1, "nUpserted" : 0, "nModified" : 1 })</text:p>
      <text:p text:style-name="P4"/>
      <text:p text:style-name="P4"><text:soft-page-break/>5) List the names of students who got more than 50 marks in Maths Subject</text:p>
      <text:p text:style-name="P4"/>
      <text:p text:style-name="P4"/>
      <text:p text:style-name="P4"/>
      <text:p text:style-name="P5">&gt; db.studentmarks.find({"maths_marks":{$gt:50}})</text:p>
      <text:p text:style-name="P5">{ "_id" : ObjectId("5925554da1ccbf72260741b6"), "name" : "vanu", "maths_marks" : 80, "english_marks" : 75, "science_marks" : 85 }</text:p>
      <text:p text:style-name="P5">{ "_id" : ObjectId("59255567a1ccbf72260741b7"), "name" : "aruli", "maths_marks" : 78, "english_marks" : 85, "science_marks" : 80 }</text:p>
      <text:p text:style-name="P5">{ "_id" : ObjectId("59255585a1ccbf72260741b8"), "name" : "sayu", "maths_marks" : 80, "english_marks" : 76, "science_marks" : 65 }</text:p>
      <text:p text:style-name="P5">{ "_id" : ObjectId("592555caa1ccbf72260741ba"), "name" : "lucky", "maths_marks" : 66, "english_marks" : 90, "science_marks" : 45 }</text:p>
      <text:p text:style-name="P5">{ "_id" : ObjectId("592555eca1ccbf72260741bb"), "name" : "gva", "maths_marks" : 71, "english_marks" : 75, "science_marks" : 56 }</text:p>
      <text:p text:style-name="P5">&gt; </text:p>
      <text:p text:style-name="P5"/>
      <text:p text:style-name="P5"/>
      <text:p text:style-name="P5">6)Add a new column(field) for Average for all students.</text:p>
      <text:p text:style-name="P5"/>
      <text:p text:style-name="P6">&gt; db.studentmarks.update({},{$set:{"average":""}},{upsert:false,multi:true})</text:p>
      <text:p text:style-name="P6">WriteResult({ "nMatched" : 9, "nUpserted" : 0, "nModified" : 9 })</text:p>
      <text:p text:style-name="P6"/>
      <text:p text:style-name="P6"/>
      <text:p text:style-name="P6">7) Update Marks_Science=75 to Lucky .</text:p>
      <text:p text:style-name="P6"/>
      <text:p text:style-name="P7">&gt; db.studentmarks.update({"name":"lucky"},{$rename:{"science_marks":"Marks_science"}},false,true)</text:p>
      <text:p text:style-name="P7">WriteResult({ "nMatched" : 1, "nUpserted" : 0, "nModified" : 1 })</text:p>
      <text:p text:style-name="P7"/>
      <text:p text:style-name="P7"/>
      <text:p text:style-name="P6"/>
      <text:p text:style-name="P6">8) List the names who got more than 50 marks in all subjects</text:p>
      <text:p text:style-name="P6"/>
      <text:p text:style-name="P6"/>
      <text:p text:style-name="P8">&gt; db.studentmarks.find({$or:[{"maths_marks":{$gt:50}},{"science_marks":{$gt:50}},{"english_marks":{$gt:50}}]},{name:1,_id:0}).pretty()</text:p>
      <text:p text:style-name="P8">{ "name" : "mala" }</text:p>
      <text:p text:style-name="P8">{ "name" : "kala" }</text:p>
      <text:p text:style-name="P8">{ "name" : "vanu" }</text:p>
      <text:p text:style-name="P8">{ "name" : "aruli" }</text:p>
      <text:p text:style-name="P8">{ "name" : "sayu" }</text:p>
      <text:p text:style-name="P8">{ "name" : "kumaran" }</text:p>
      <text:p text:style-name="P8">{ "name" : "lucky" }</text:p>
      <text:p text:style-name="P8">{ "name" : "gva" }</text:p>
      <text:p text:style-name="P8">{ "name" : "Raam" }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9) List the names who got less than 50 marks in Maths subject and more than 50 marks in English</text:p>
      <text:p text:style-name="P9"/>
      <text:p text:style-name="P9">&gt; db.studentmarks.find({$or:[{"maths_marks":{$gt:50}},{"english_marks":{$lt:50}}]},{name:1,_id:0}).pretty()</text:p>
      <text:p text:style-name="P9">{ "name" : "kala" }</text:p>
      <text:p text:style-name="P9">{ "name" : "vanu" }</text:p>
      <text:p text:style-name="P9">{ "name" : "aruli" }</text:p>
      <text:p text:style-name="P9">{ "name" : "sayu" }</text:p>
      <text:p text:style-name="P9">{ "name" : "lucky" }</text:p>
      <text:p text:style-name="P9">{ "name" : "gva" }</text:p>
      <text:p text:style-name="P8"/>
      <text:p text:style-name="P6"/>
      <text:p text:style-name="P11">10) List the names who got less than 40 in both Maths and Science.</text:p>
      <text:p text:style-name="P11"/>
      <text:p text:style-name="P11">&gt; db.studentmarks.find({$or:[{"maths_marks":{$lt:40}},{"science_marks":{$lt:40}}]},{name:1,_id:0}).pretty()</text:p>
      <text:p text:style-name="P11">{ "name" : "kala" }</text:p>
      <text:p text:style-name="P11">{ "name" : "kumaran" }</text:p>
      <text:p text:style-name="P11">&gt; </text:p>
      <text:p text:style-name="P11"/>
      <text:p text:style-name="P12">11) Remove Science column/field for Raam</text:p>
      <text:p text:style-name="P11"/>
      <text:p text:style-name="P12">&gt; db.studentmarks.remove({"name":"Raam"},{"science_marks":88})</text:p>
      <text:p text:style-name="P12">WriteResult({ "nRemoved" : 1 })</text:p>
      <text:p text:style-name="P12"/>
      <text:p text:style-name="P12">12) Update John’s Math mark as 87 and English mark as 23, if john not available upsert.</text:p>
      <text:p text:style-name="P12"/>
      <text:p text:style-name="P13">&gt; db.studentmarks.insert({name:"John",maths_marks:87,english_marks:23})</text:p>
      <text:p text:style-name="P13">WriteResult({ "nInserted" : 1 })</text:p>
      <text:p text:style-name="P13"/>
      <text:p text:style-name="P13"/>
      <text:p text:style-name="P13">13) Rename the english_marks column/field for John to science_marks</text:p>
      <text:p text:style-name="P13"/>
      <text:p text:style-name="P14">&gt; db.studentmarks.update({"name":"John"},{$rename:{"english_marks":"science_marks"}},false,true)</text:p>
      <text:p text:style-name="P14">WriteResult({ "nMatched" : 1, "nUpserted" : 0, "nModified" : 1 })</text:p>
      <text:p text:style-name="P14"/>
      <text:p text:style-name="P14"><text:tab/>"_id" : ObjectId("59269f2a6e3ecf0eeaa97f00"),</text:p>
      <text:p text:style-name="P14"><text:tab/>"name" : "John",</text:p>
      <text:p text:style-name="P14"><text:tab/>"maths_marks" : 87,</text:p>
      <text:p text:style-name="P14"><text:tab/>"science_marks" : 23</text:p>
      <text:p text:style-name="P14">}</text:p>
      <text:p text:style-name="P14">&gt; </text:p>
      <text:p text:style-name="P14"/>
      <text:p text:style-name="P14">14) Remove Kumaran’s document from collection</text:p>
      <text:p text:style-name="P14"/>
      <text:p text:style-name="P15">}</text:p>
      <text:p text:style-name="P15">&gt; db.studentmarks.remove({"name":"kumaran"},{})</text:p>
      <text:p text:style-name="P15">WriteResult({ "nRemoved" : 1 })</text:p>
      <text:p text:style-name="P14"/>
      <text:p text:style-name="P14"/>
      <text:p text:style-name="P14"/>
      <text:p text:style-name="P14"><text:soft-page-break/>15) Find Kala’s or Aruli’s math_marks and science_mark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02:57.586077906</meta:creation-date>
    <dc:date>2017-05-25T14:48:29.767711258</dc:date>
    <meta:editing-duration>PT1H10M2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5" meta:paragraph-count="152" meta:word-count="651" meta:character-count="5552" meta:non-whitespace-character-count="4999"/>
  </office:meta>
</office:document-meta>
</file>